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1pt" fo:font-weight="bold" style:font-size-asian="11pt" style:font-weight-asian="bold" style:font-size-complex="11pt" style:font-weight-complex="bold"/>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fo:font-weight="normal" style:font-size-asian="11pt" style:font-weight-asian="normal" style:font-size-complex="11pt" style:font-weight-complex="normal"/>
    </style:style>
    <style:style style:name="P4" style:family="paragraph" style:parent-style-name="Standard">
      <style:paragraph-properties fo:break-before="page"/>
      <style:text-properties style:font-name="Arial" fo:font-size="11pt" fo:font-weight="bold" style:font-size-asian="11pt" style:font-weight-asian="bold" style:font-size-complex="11pt" style:font-weight-complex="bold"/>
    </style:style>
    <style:style style:name="P5" style:family="paragraph" style:parent-style-name="Standard">
      <style:text-properties style:font-name="Arial" fo:font-size="11pt" fo:font-weight="normal" style:font-size-asian="11pt" style:font-weight-asian="normal" style:font-size-complex="11pt" style:font-weight-complex="normal"/>
    </style:style>
    <style:style style:name="P6" style:family="paragraph" style:parent-style-name="Standard">
      <style:text-properties style:font-name="Arial" fo:font-size="11pt" fo:font-weight="bold" style:font-size-asian="11pt" style:font-weight-asian="bold" style:font-size-complex="11pt" style:font-weight-complex="bold"/>
    </style:style>
    <style:style style:name="P7" style:family="paragraph" style:parent-style-name="Standard">
      <style:text-properties style:font-name="Arial"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paragraph-properties fo:break-before="page"/>
      <style:text-properties style:font-name="Arial" fo:font-size="11pt" fo:font-style="italic" fo:font-weight="bold" style:font-size-asian="11pt" style:font-style-asian="italic" style:font-weight-asian="bold" style:font-size-complex="11pt" style:font-style-complex="italic"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brief timeline</text:p>
      <text:p text:style-name="P2"/>
      <text:p text:style-name="P2">Characters: Sair (talking ship), Bert (Border Station Person), Al (Alliance Person)</text:p>
      <text:p text:style-name="P2"/>
      <text:p text:style-name="P2">&gt; Travelling</text:p>
      <text:p text:style-name="P2">o At a place</text:p>
      <text:p text:style-name="P2">x Performing a mission</text:p>
      <text:p text:style-name="P2"/>
      <text:p text:style-name="P3">&gt; Travelling to Border Station for the first time</text:p>
      <text:p text:style-name="P3">Talking with: Sair, the talking ship</text:p>
      <text:p text:style-name="P3">Topic: You have made it through the examination. Don't think that'll help you a lot now though. The sector is troubled right now.</text:p>
      <text:p text:style-name="P3"/>
      <text:p text:style-name="P1">Tutorial</text:p>
      <text:p text:style-name="P3"/>
      <text:p text:style-name="P3">o At the Border Station</text:p>
      <text:p text:style-name="P3">Talking with: Bert, the Border Station person. Connections to your education, and probably to the Alliance.</text:p>
      <text:p text:style-name="P3">Topic: Welcome! We will need you here. It might be challenging though, so I recommend you to take the tutorial simulation.</text:p>
      <text:p text:style-name="P3"/>
      <text:p text:style-name="P3">x Simulation commencing. You learn about flight basics, primary weapons and such.</text:p>
      <text:p text:style-name="P3"/>
      <text:p text:style-name="P1">First mission</text:p>
      <text:p text:style-name="P3"/>
      <text:p text:style-name="P3">o Border Station with Bert</text:p>
      <text:p text:style-name="P3">We have a problem, and would need your help. Rebel attacks are a common problem. We have heard about forces gathering in an asteroid belt not long from here. At the moment we don't have ships to spare. Could you scout? If you find anything, communicate it directly.</text:p>
      <text:p text:style-name="P3"/>
      <text:p text:style-name="P3">&gt; Travelling to asteroid belt, talking with Sair</text:p>
      <text:p text:style-name="P3">I'm not sure I like this. The probabilities for this becoming high-risk is low, but still significant.</text:p>
      <text:p text:style-name="P3"/>
      <text:p text:style-name="P3">ox Looking around at the asteroid belt</text:p>
      <text:p text:style-name="P3">It looks fine. No, it's not. Quickly, pull out!</text:p>
      <text:p text:style-name="P3"/>
      <text:p text:style-name="P3">&gt; Travelling a little bit away, sending radio signal. Quickly a group of ships arrive.</text:p>
      <text:p text:style-name="P3">You should join us, you might learn a thing or two!</text:p>
      <text:p text:style-name="P3"/>
      <text:p text:style-name="P3">x Attacking the rebels, finishing them of together.</text:p>
      <text:p text:style-name="P3"/>
      <text:p text:style-name="P3">o Meteors after attack</text:p>
      <text:p text:style-name="P3">Well done! You are getting skin on your nose. There will be a lot of jobs for someone like you. Let's go back.</text:p>
      <text:p text:style-name="P3"/>
      <text:p text:style-name="P3">o Border Station, talking with Bert</text:p>
      <text:p text:style-name="P3">Well done! Those rebels have become more and more of a problem lately. Like life isn't hard enough as it is. We are relatively wealthy part of the sector, and look at us, trying to make a living.</text:p>
      <text:p text:style-name="P3">There will be a lot of opportunities for you around here. The Alliance is struggling hard with keeping things under control, and on top of that, the increasing rebel attacks.</text:p>
      <text:p text:style-name="P3">You should go to Highfence. I will send them a recommendation letter, I'm certain you will find more to do there.</text:p>
      <text:p text:style-name="P3"/>
      <text:p text:style-name="P1"/>
      <text:p text:style-name="P4">Mission 2: Protect the Freighter</text:p>
      <text:p text:style-name="P3"/>
      <text:p text:style-name="P3">&gt; Travelling to Highfence, talking with Sair</text:p>
      <text:p text:style-name="P3">So, it looks like we have a good start. The sector seems more troubled than I expected though. There seems to be a lot going on under the surface. We should contact those Alliance people and see what we will learn.</text:p>
      <text:p text:style-name="P3"/>
      <text:p text:style-name="P3">o At Highfence, talking with Alliance person Al</text:p>
      <text:p text:style-name="P3">I heard from Bert that you did well at the Border Station. Nice! Welcome to us! We definitely have more work for you.</text:p>
      <text:p text:style-name="P3">As you heard those rebels makes life hard for us. They are not targeting bigger planets or stations, and only sometimes smaller stations, but they are repeatedly targeting the transports. Earlier we could transport without any guards, but now, a small guard is not always enough. We have a transport that soon will leave for Soelara. It is important that it reaches its goal. We already have a guard, but would like you to participate if you are able. We have heard about rebel sightings on the way, so it might not be a semester trip.</text:p>
      <text:p text:style-name="P3"/>
      <text:p text:style-name="P3">&gt;x Travelling from Highfence to Soelara together with the freighter ship</text:p>
      <text:p text:style-name="P3">Sair: I wonder who those rebels are.</text:p>
      <text:p text:style-name="P3">Fellow ship: They have always been around. Earlier they were a small group of radical people who either didn't like the Alliance, or was desperate to get something to do. They have been growing steadily for a long time now. I believe we should stop them by force before they becomes too big.</text:p>
      <text:p text:style-name="P3">Rebel attacks!</text:p>
      <text:p text:style-name="P3">Sair: They are so coordinated, this can't just be random groups, they must have a command somewhere.</text:p>
      <text:p text:style-name="P3"/>
      <text:p text:style-name="P3">o At Soelara</text:p>
      <text:p text:style-name="P3">Soelara-Person: We are very thankful! Without you the transport might have failed. Highfence is providing us with fusion material, if the rebels manage to cut of their transport we'll have a hard time keeping this place with energy.</text:p>
      <text:p text:style-name="P3">You should probably go back to Highfence and report. (Introduce Beacons properly here!!)</text:p>
      <text:p text:style-name="P3">(Also, good opening for a side-mission here).</text:p>
      <text:p text:style-name="P3"/>
      <text:p text:style-name="P3">&gt; During hyperspeed, talking with Sair</text:p>
      <text:p text:style-name="P3">Sair: Amazing! I have only heard about this, never experienced it before. I guess it burns a lot of energy even for our small ship though. I can understand why they not are using it for their transports.</text:p>
      <text:p text:style-name="P3"/>
      <text:p text:style-name="P1">Alliance mission 1 - For now, Attack on Rebels, we'll see if we want another between later</text:p>
      <text:p text:style-name="P1"><text:span text:style-name="T1"/></text:p>
      <text:p text:style-name="P1"><text:span text:style-name="T1">o At Highfence, talking with Al</text:span></text:p>
      <text:p text:style-name="P1"><text:span text:style-name="T1">Very well done! I heard that you became under quite heavy fire. The transport was of particular interest, but I wonder how the rebels found out about it. Maybe we have a rat..</text:span></text:p>
      <text:p text:style-name="P1"><text:span text:style-name="T1">You handled it well though. We have more work for you. I will soon leave and go to Fortrun. You should meet me at the station there. We will have more work for you.</text:span></text:p>
      <text:p text:style-name="P1"><text:span text:style-name="T1"/></text:p>
      <text:p text:style-name="P1"><text:span text:style-name="T1">&gt; Leaving Highfence, talking with Sair</text:span></text:p>
      <text:p text:style-name="P1"><text:span text:style-name="T1">Don't think too highly of yourself. There seems to be quite a lack of skilled pilots, which explains why they are so eager to get you to work for them. I guess they are stretching themselves now when they trying to control parts of the sector, and trying to protect the routes at the same time.</text:span></text:p>
      <text:p text:style-name="P1"><text:span text:style-name="T1"/></text:p>
      <text:p text:style-name="P1"><text:span text:style-name="T1">o Fortrun station, Al and a commander</text:span></text:p>
      <text:p text:style-name="P1"><text:span text:style-name="T1">Commander: Is this the one you talked about? Looks quite inexperienced to me..</text:span></text:p>
      <text:p text:style-name="P1"><text:span text:style-name="T1">Al: Yes, but he was essential for the success of the transportation to Soelara. Without him the mission might have failed completely, which would have delayed our plans severly.</text:span></text:p>
      <text:p text:style-name="P1"><text:span text:style-name="T1">Command: I trust your judgement in this. We'll let him join the rescue party. </text:span><text:span text:style-name="T2">The man left the room.</text:span></text:p>
      <text:p text:style-name="P1"><text:span text:style-name="T4">Al: You are here at the right time. Right now the Alliance is gathering all forces available at the </text:span><text:soft-page-break/><text:span text:style-name="T4">station. The rebels usually just do hit-and-run attacks on transports, but now they have really crossed a line. They have attacked and occupied New Norrland. The Alliance has a small mining base there, which they seem to have taken control of. I have heard reports of civil casualities. We need to retake the base and protect the civilians from further harm.</text:span></text:p>
      <text:p text:style-name="P1"><text:span text:style-name="T4">Al: The party is gathering close to New Norrland. You should go there now.</text:span></text:p>
      <text:p text:style-name="P1"><text:span text:style-name="T4"/></text:p>
      <text:p text:style-name="P1"><text:span text:style-name="T4">&gt; Leaving Fortrun station, talking with Sair</text:span></text:p>
      <text:p text:style-name="P1"><text:span text:style-name="T4">I wonder what the rebels thoughts are. I also get the feeling that we don't get the whole picture from the Alliance. But lets help them putting and end to this quickly.</text:span></text:p>
      <text:p text:style-name="P1"><text:span text:style-name="T4"/></text:p>
      <text:p text:style-name="P1"><text:span text:style-name="T4">o Alliance fleet, close to New Norrland, the commander is talking to the group</text:span></text:p>
      <text:p text:style-name="P1"><text:span text:style-name="T4">As you all know, the rats have put their claws in this poor planet and their inhabitans. New Norrland is an important ally, and we will help them in their time of need. Our first goal is to retake our mining base. Our second goal is to eliminate enough of them to chase them of. They won't give up easy. Don't hestitate shooting them down. We don't want to kill them though, when they start retreating, cease fire.</text:span></text:p>
      <text:p text:style-name="P1"><text:span text:style-name="T4"/></text:p>
      <text:p text:style-name="P1"><text:span text:style-name="T4">x Attack mission</text:span></text:p>
      <text:p text:style-name="P1"><text:span text:style-name="T4">You are in the defence group. You will first take part of the air defense while the troops are seizing the mining base. When the operation is complete, join the eradication force and shoot down as many ships as possible, until they surrender.</text:span></text:p>
      <text:p text:style-name="P1"><text:span text:style-name="T4">[General radio communication in your squadron]</text:span></text:p>
      <text:p text:style-name="P1"><text:span text:style-name="T4">Defense mission: Don't let more than a certain number through (with Allies).</text:span></text:p>
      <text:p text:style-name="P1"><text:span text:style-name="T4">Attack mission: Kill a certain number (with Allies).</text:span></text:p>
      <text:p text:style-name="P1"><text:span text:style-name="T4"/></text:p>
      <text:p text:style-name="P1"><text:span text:style-name="T4">o Outside New Norrland. Radio messages from the rebels. "You Alliance bastards. Stealing our mineras, pretending to 'protect' us. They ones the people here needs protection from is you!" Silence.</text:span></text:p>
      <text:p text:style-name="P1"><text:span text:style-name="T4">Commander: We are not the ones killing the innocent people living here. They are not the ones providing them with food and resources. Still they are disillusioned enough to think they are helping the people from us. Bizarre!</text:span></text:p>
      <text:p text:style-name="P1"><text:span text:style-name="T4"/></text:p>
      <text:p text:style-name="P1"><text:span text:style-name="T4">&gt; Talking with Sair.</text:span></text:p>
      <text:p text:style-name="P1"><text:span text:style-name="T4">We got more information here. Both the Alliance and the rebels seems to have a particular interest in the planet. We should ask Al about that mine.</text:span></text:p>
      <text:p text:style-name="P1"><text:span text:style-name="T4"/></text:p>
      <text:p text:style-name="P1"><text:span text:style-name="T4">o At Fortrun station, talking with Al</text:span></text:p>
      <text:p text:style-name="P1"><text:span text:style-name="T4">I heard you succeeded, that's great..</text:span></text:p>
      <text:p text:style-name="P7"><text:span text:style-name="T1">Ask question about the mine here</text:span><text:span text:style-name="T4">. </text:span></text:p>
      <text:p text:style-name="P7"><text:span text:style-name="T4">Yes, you are correct, there is more behind this. New Norrland has been fractured between the interests of different groups. The Alliance have interests in a mineral called "Murt", which is found in small quantities at New Norrland. We decided to help stabilizing the planet by disarming the violent groups. The reception for this of course varied greatly. The great majority are happy about being able to live in peace and relative prosperity. A smaller, angrier and more violent group on the other hand is really provoked by this. They sabotague for the Alliance and the citizens there alike. It wouldn't be unfair to call them terrorists. They have close connections to the rebels, which enabled the rebel to temporarily take control of the mine.</text:span></text:p>
      <text:p text:style-name="P7"><text:span text:style-name="T4">Oh, you haven't heard about Murt? It is an incredible mineral. Used correctly it can generate magnitudes more of energy than we get through fusion power. It is extremely rare though. We are extracting it, both to research its capabilities, adapt technology to it, and perhaps most imporantly, to develop sensors able to detect more of it.</text:span></text:p>
      <text:p text:style-name="P8"><text:span text:style-name="T3">Attack on rebels mission</text:span></text:p>
      <text:p text:style-name="P7"><text:span text:style-name="T4"/></text:p>
      <text:p text:style-name="P7"><text:span text:style-name="T4">- What will actually happen here?</text:span></text:p>
      <text:p text:style-name="P7"><text:span text:style-name="T4">- What is the overall goal? Infiltrating rebels. What will the Alliance get?</text:span></text:p>
      <text:p text:style-name="P7"><text:span text:style-name="T4">- Why do the rebels want you in their gang? Do you provide information, or raid some Alliance group, or both?</text:span></text:p>
      <text:p text:style-name="P7"><text:span text:style-name="T4">- Who in the Alliance knows about your allegience? Probably not everyone. Commander and Al, with their group maybe? Al - your contact per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0M3S</meta:editing-duration>
    <meta:editing-cycles>6</meta:editing-cycles>
    <meta:generator>OpenOffice.org/3.4.1$Win32 OpenOffice.org_project/341m1$Build-9593</meta:generator>
    <dc:date>2014-09-21T15:32:42.62</dc:date>
    <meta:document-statistic meta:table-count="0" meta:image-count="0" meta:object-count="0" meta:page-count="4" meta:paragraph-count="81" meta:word-count="1628" meta:character-count="9214"/>
    <meta:user-defined meta:name="Info 1"/>
    <meta:user-defined meta:name="Info 2"/>
    <meta:user-defined meta:name="Info 3"/>
    <meta:user-defined meta:name="Info 4"/>
  </office:meta>
</office:document-meta>
</file>